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asian="arial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逻辑数据独立性：</text:p>
      <text:p text:style-name="P2"><text:span text:style-name="T2">为了实现数据库系统的外模式与模式的联系和转换，在外模式与模式之间建立映像，即外模式</text:span><text:span text:style-name="T1">/</text:span><text:span text:style-name="T2">模式映像。</text:span></text:p>
      <text:p text:style-name="P3"/>
      <text:p text:style-name="P1">物理数据独立性：</text:p>
      <text:p text:style-name="P2"><text:span text:style-name="T2">为了实现数据库系统模式与内模式的联系和转换，在模式与内模式之间提供了映像，即模式</text:span><text:span text:style-name="T1">/</text:span><text:span text:style-name="T2">内模式映像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0:19:23.595733537</meta:creation-date>
    <dc:date>2019-08-12T10:19:38.971424930</dc:date>
    <meta:editing-duration>PT15S</meta:editing-duration>
    <meta:editing-cycles>1</meta:editing-cycles>
    <meta:document-statistic meta:table-count="0" meta:image-count="0" meta:object-count="0" meta:page-count="1" meta:paragraph-count="4" meta:word-count="110" meta:character-count="110" meta:non-whitespace-character-count="110"/>
    <meta:generator>LibreOffice/5.1.6.2$Linux_X86_64 LibreOffice_project/10m0$Build-2</meta:generator>
  </office:meta>
</office:document-meta>
</file>